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 style:list-style-name="L1">
      <style:graphic-properties draw:stroke="solid" svg:stroke-color="#000000" draw:fill="none" draw:fill-color="#ffffff" draw:textarea-vertical-align="middle" fo:min-height="1.019cm"/>
    </style:style>
    <style:style style:name="gr3" style:family="graphic" style:parent-style-name="standard" style:list-style-name="L1">
      <style:graphic-properties draw:stroke="solid" svg:stroke-color="#000000" draw:fill="none" draw:fill-color="#ffffff" draw:textarea-vertical-align="middle" fo:min-height="1.019cm"/>
    </style:style>
    <style:style style:name="gr4" style:family="graphic" style:parent-style-name="standard" style:list-style-name="L1">
      <style:graphic-properties draw:stroke="solid" svg:stroke-color="#000000" draw:fill="none" draw:fill-color="#ffffff" draw:textarea-vertical-align="middle" fo:min-height="1.019cm"/>
    </style:style>
    <style:style style:name="gr5" style:family="graphic" style:parent-style-name="standard">
      <style:graphic-properties draw:fill="none" draw:textarea-horizontal-align="justify" draw:textarea-vertical-align="middle" draw:auto-grow-height="false"/>
    </style:style>
    <style:style style:name="gr6" style:family="graphic" style:parent-style-name="standard">
      <style:graphic-properties svg:stroke-width="0.102cm" draw:marker-start="Dimension_20_Lines" draw:marker-start-width="0.352cm" draw:marker-end="Dimension_20_Lines" draw:marker-end-width="0.352cm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cm" fo:min-width="0cm"/>
    </style:style>
    <style:style style:name="gr9" style:family="graphic" style:parent-style-name="standard" style:list-style-name="L1">
      <style:graphic-properties draw:stroke="solid" svg:stroke-color="#000000" draw:fill="none" draw:fill-color="#ffffff" draw:textarea-vertical-align="middle" fo:min-height="1.019cm"/>
    </style:style>
    <style:style style:name="gr10" style:family="graphic" style:parent-style-name="standard" style:list-style-name="L1">
      <style:graphic-properties draw:stroke="solid" svg:stroke-color="#000000" draw:fill="none" draw:fill-color="#ffffff" draw:textarea-vertical-align="middle" fo:min-height="1.019cm"/>
    </style:style>
    <style:style style:name="gr11" style:family="graphic" style:parent-style-name="standard" style:list-style-name="L1">
      <style:graphic-properties draw:stroke="solid" svg:stroke-color="#000000" draw:fill="none" draw:fill-color="#ffffff" draw:textarea-vertical-align="middle" fo:min-height="1.019cm"/>
    </style:style>
    <style:style style:name="gr12" style:family="graphic" style:parent-style-name="standard" style:list-style-name="L1">
      <style:graphic-properties draw:stroke="solid" svg:stroke-color="#000000" draw:fill="none" draw:fill-color="#ffffff" draw:textarea-vertical-align="middle" fo:min-height="1.019cm"/>
    </style:style>
    <style:style style:name="gr13" style:family="graphic" style:parent-style-name="standard" style:list-style-name="L1">
      <style:graphic-properties draw:stroke="solid" svg:stroke-color="#000000" draw:fill="none" draw:fill-color="#ffffff" draw:textarea-vertical-align="middle" fo:min-height="1.019cm"/>
    </style:style>
    <style:style style:name="gr14" style:family="graphic" style:parent-style-name="standard" style:list-style-name="L1">
      <style:graphic-properties draw:stroke="solid" svg:stroke-color="#000000" draw:fill="none" draw:fill-color="#ffffff" draw:textarea-vertical-align="middle" fo:min-height="1.019cm"/>
    </style:style>
    <style:style style:name="gr15" style:family="graphic" style:parent-style-name="standard" style:list-style-name="L1">
      <style:graphic-properties draw:stroke="solid" svg:stroke-color="#000000" draw:fill="none" draw:fill-color="#ffffff" draw:textarea-vertical-align="middle" fo:min-height="1.01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675cm"/>
    </style:style>
    <style:style style:name="gr17" style:family="graphic" style:parent-style-name="standard">
      <style:graphic-properties svg:stroke-width="0.102cm" draw:marker-start-width="0.428cm" draw:marker-end-width="0.428cm" draw:textarea-horizontal-align="center" draw:textarea-vertical-align="middle" fo:padding-top="0.175cm" fo:padding-bottom="0.175cm" fo:padding-left="0.3cm" fo:padding-right="0.3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paragraph-properties fo:margin-left="0cm" fo:margin-right="0cm" fo:margin-top="0.4cm" fo:margin-bottom="0.4cm" fo:line-height="100%" fo:text-align="center" fo:text-indent="0cm"/>
    </style:style>
    <style:style style:name="P3" style:family="paragraph">
      <style:paragraph-properties fo:margin-left="0cm" fo:margin-right="0cm" fo:margin-top="0.4cm" fo:margin-bottom="0.4cm" fo:line-height="100%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1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0pt" style:font-style-asian="normal" style:font-weight-asian="normal" style:font-family-complex="'Lohit Hindi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10pt" style:font-size-asian="10pt" style:font-size-complex="10pt"/>
    </style:style>
    <style:style style:name="P6" style:family="paragraph">
      <style:text-properties fo:font-size="10pt" style:font-size-asian="10pt" style:font-size-complex="10pt"/>
    </style:style>
    <style:style style:name="P7" style:family="paragraph">
      <style:text-properties fo:color="#b3b3b3" fo:font-size="100pt" style:font-size-asian="100pt" style:font-size-complex="100pt"/>
    </style:style>
    <style:style style:name="P8" style:family="paragraph">
      <style:text-properties fo:font-size="18pt"/>
    </style:style>
    <style:style style:name="P9" style:family="paragraph">
      <style:text-properties fo:font-size="18pt" fo:font-weight="bold" style:font-weight-asian="bold" style:font-weight-complex="bold"/>
    </style:style>
    <style:style style:name="P10" style:family="paragraph">
      <style:paragraph-properties fo:margin-left="0cm" fo:margin-right="0cm" fo:margin-top="0.4cm" fo:margin-bottom="0.4cm" fo:line-height="100%" fo:text-align="center" fo:text-indent="0cm"/>
      <style:text-properties fo:font-size="10pt"/>
    </style:style>
    <style:style style:name="P11" style:family="paragraph">
      <style:paragraph-properties fo:text-align="center"/>
      <style:text-properties fo:font-size="10pt"/>
    </style:style>
    <style:style style:name="P12" style:family="paragraph">
      <style:text-properties fo:font-size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use-window-font-color="true" style:text-outline="false" style:text-line-through-style="none" fo:font-family="'Liberation Sans'" style:font-family-generic="roman" style:font-pitch="variable" fo:font-size="1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0pt" style:font-style-asian="normal" style:font-weight-asian="normal" style:font-family-complex="'Lohit Hindi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0.768cm" svg:height="0.983cm" svg:x="1cm" svg:y="1.001cm">
          <draw:text-box>
            <text:p><text:span text:style-name="T1">CMC Kaffee-Mahlwerk-Subsystem</text:span></text:p>
          </draw:text-box>
        </draw:frame>
        <draw:frame draw:style-name="gr2" draw:text-style-name="P3" xml:id="id10" draw:id="id10" draw:layer="layout" svg:width="5.675cm" svg:height="1.269cm" svg:x="11.425cm" svg:y="5.031cm">
          <draw:text-box>
            <text:p text:style-name="P2"><text:span text:style-name="T2">Kaffeebohnen-Sensor</text:span></text:p>
          </draw:text-box>
        </draw:frame>
        <draw:frame draw:style-name="gr3" draw:text-style-name="P3" xml:id="id12" draw:id="id12" draw:layer="layout" svg:width="5.675cm" svg:height="1.269cm" svg:x="11.425cm" svg:y="8.4cm">
          <draw:text-box>
            <text:p text:style-name="P2"><text:span text:style-name="T2">Kaffee-Kuchen-Auswerfer</text:span></text:p>
          </draw:text-box>
        </draw:frame>
        <draw:frame draw:style-name="gr4" draw:text-style-name="P3" xml:id="id6" draw:id="id6" draw:layer="layout" svg:width="5.675cm" svg:height="1.269cm" svg:x="11.425cm" svg:y="9.931cm">
          <draw:text-box>
            <text:p text:style-name="P2"><text:span text:style-name="T2">Kaffee-Kuchen-Sensor</text:span></text:p>
          </draw:text-box>
        </draw:frame>
        <draw:custom-shape draw:style-name="gr5" draw:text-style-name="P5" xml:id="id2" draw:id="id2" draw:layer="layout" svg:width="2.54cm" svg:height="1.27cm" svg:x="4.5cm" svg:y="6.23cm">
          <text:p text:style-name="P4"><text:span text:style-name="T3">Mahlwer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6" draw:text-style-name="P4" xml:id="id3" draw:id="id3" draw:layer="layout" svg:width="1.269cm" svg:height="-0.001cm" draw:transform="rotate (-1.57079632679579) translate (2cm 5.13cm)" svg:viewBox="0 0 1270 0" draw:points="0,0 635,0 1270,0">
          <text:p/>
        </draw:polyline>
        <draw:polyline draw:style-name="gr6" draw:text-style-name="P4" xml:id="id9" draw:id="id9" draw:layer="layout" svg:width="1.269cm" svg:height="-0.001cm" draw:transform="rotate (-1.57079632679579) translate (9.6cm 5cm)" svg:viewBox="0 0 1270 0" draw:points="0,0 635,0 1270,0">
          <text:p/>
        </draw:polyline>
        <draw:polyline draw:style-name="gr6" draw:text-style-name="P4" xml:id="id5" draw:id="id5" draw:layer="layout" svg:width="1.269cm" svg:height="-0.001cm" draw:transform="rotate (-1.57079632679579) translate (9.6cm 10.5cm)" svg:viewBox="0 0 1270 0" draw:points="0,0 635,0 1270,0">
          <text:p/>
        </draw:polyline>
        <draw:custom-shape draw:style-name="gr5" draw:text-style-name="P5" xml:id="id1" draw:id="id1" draw:layer="layout" svg:width="0.635cm" svg:height="0.635cm" svg:x="3cm" svg:y="11.5cm">
          <text:p text:style-name="P4"><text:span text:style-name="T3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4" draw:layer="layout" draw:type="curve" svg:x1="3.635cm" svg:y1="11.818cm" svg:x2="5.77cm" svg:y2="7.5cm" draw:start-shape="id1" draw:start-glue-point="10" draw:end-shape="id2" draw:end-glue-point="8" svg:d="m3635 11818c1424 0 2135-1439 2135-4318">
          <text:p/>
        </draw:connector>
        <draw:frame draw:style-name="gr8" draw:text-style-name="P6" draw:layer="layout" svg:width="1.145cm" svg:height="0.64cm" svg:x="1.367cm" svg:y="4.56cm">
          <draw:text-box>
            <text:p><text:span text:style-name="T3">C16</text:span></text:p>
          </draw:text-box>
        </draw:frame>
        <draw:polyline draw:style-name="gr6" draw:text-style-name="P4" xml:id="id4" draw:id="id4" draw:layer="layout" svg:width="1.269cm" svg:height="-0.001cm" draw:transform="rotate (-1.57079632679579) translate (2cm 7.4cm)" svg:viewBox="0 0 1270 0" draw:points="0,0 635,0 1270,0">
          <text:p/>
        </draw:polyline>
        <draw:connector draw:style-name="gr7" draw:text-style-name="P4" draw:layer="layout" draw:type="curve" draw:line-skew="1.121cm" svg:x1="2cm" svg:y1="5.765cm" svg:x2="4.872cm" svg:y2="6.416cm" draw:start-shape="id3" draw:start-glue-point="1" draw:end-shape="id2" draw:end-glue-point="5" svg:d="m2000 5765c0-42 2872-367 2872 651">
          <text:p/>
        </draw:connector>
        <draw:connector draw:style-name="gr7" draw:text-style-name="P4" draw:layer="layout" draw:type="curve" svg:x1="4.872cm" svg:y1="7.314cm" svg:x2="2cm" svg:y2="8.035cm" draw:start-shape="id2" draw:start-glue-point="7" draw:end-shape="id4" draw:end-glue-point="1" svg:d="m4872 7314c0 481-957 721-2872 721">
          <text:p/>
        </draw:connector>
        <draw:frame draw:style-name="gr8" draw:text-style-name="P6" draw:layer="layout" svg:width="1.145cm" svg:height="0.64cm" svg:x="1.355cm" svg:y="6.86cm">
          <draw:text-box>
            <text:p><text:span text:style-name="T3">C17</text:span></text:p>
          </draw:text-box>
        </draw:frame>
        <draw:connector draw:style-name="gr7" draw:text-style-name="P4" draw:layer="layout" draw:type="curve" draw:line-skew="2.14cm" svg:x1="9.6cm" svg:y1="11.135cm" svg:x2="6.033cm" svg:y2="7.382cm" draw:start-shape="id5" draw:start-glue-point="1" svg:d="m9600 11135c0-466-3567 1410-3567-3753">
          <text:p/>
        </draw:connector>
        <draw:connector draw:style-name="gr7" draw:text-style-name="P4" draw:layer="layout" draw:type="curve" svg:x1="11.425cm" svg:y1="10.565cm" svg:x2="9.6cm" svg:y2="11.135cm" draw:start-shape="id6" draw:start-glue-point="3" draw:end-shape="id5" draw:end-glue-point="1" svg:d="m11425 10565c-1236 0-324 570-1825 570">
          <text:p/>
        </draw:connector>
        <draw:frame draw:style-name="gr8" draw:text-style-name="P6" draw:layer="layout" svg:width="1.145cm" svg:height="0.64cm" svg:x="8.4cm" svg:y="10.16cm">
          <draw:text-box>
            <text:p><text:span text:style-name="T3">C26</text:span></text:p>
          </draw:text-box>
        </draw:frame>
        <draw:polyline draw:style-name="gr6" draw:text-style-name="P4" xml:id="id11" draw:id="id11" draw:layer="layout" svg:width="1.269cm" svg:height="-0.001cm" draw:transform="rotate (-1.57079632679579) translate (9.6cm 7cm)" svg:viewBox="0 0 1270 0" draw:points="0,0 635,0 1270,0">
          <text:p/>
        </draw:polyline>
        <draw:polyline draw:style-name="gr6" draw:text-style-name="P4" xml:id="id7" draw:id="id7" draw:layer="layout" svg:width="1.269cm" svg:height="-0.001cm" draw:transform="rotate (-1.57079632679579) translate (9.6cm 3cm)" svg:viewBox="0 0 1270 0" draw:points="0,0 635,0 1270,0">
          <text:p/>
        </draw:polyline>
        <draw:connector draw:style-name="gr7" draw:text-style-name="P4" draw:layer="layout" draw:type="curve" svg:x1="9.6cm" svg:y1="3.635cm" svg:x2="11.426cm" svg:y2="3.666cm" draw:start-shape="id7" draw:start-glue-point="1" draw:end-shape="id8" draw:end-glue-point="3" svg:d="m9600 3635c1501 0 589 31 1826 31">
          <text:p/>
        </draw:connector>
        <draw:connector draw:style-name="gr7" draw:text-style-name="P4" draw:layer="layout" draw:type="curve" draw:line-skew="-1.419cm" svg:x1="5.77cm" svg:y1="6.23cm" svg:x2="9.6cm" svg:y2="3.635cm" draw:start-shape="id2" draw:start-glue-point="4" draw:end-shape="id7" draw:end-glue-point="1" svg:d="m5770 6230c0-3588 3830-2291 3830-2595">
          <text:p/>
        </draw:connector>
        <draw:connector draw:style-name="gr7" draw:text-style-name="P4" draw:layer="layout" draw:type="curve" svg:x1="9.6cm" svg:y1="5.635cm" svg:x2="6.668cm" svg:y2="6.416cm" draw:start-shape="id9" draw:start-glue-point="1" draw:end-shape="id2" draw:end-glue-point="11" svg:d="m9600 5635c-1955 0-2932 260-2932 781">
          <text:p/>
        </draw:connector>
        <draw:connector draw:style-name="gr7" draw:text-style-name="P4" draw:layer="layout" draw:type="curve" svg:x1="11.425cm" svg:y1="5.665cm" svg:x2="9.6cm" svg:y2="5.635cm" draw:start-shape="id10" draw:start-glue-point="3" draw:end-shape="id9" draw:end-glue-point="1" svg:d="m11425 5665c-1237 0-325-30-1825-30">
          <text:p/>
        </draw:connector>
        <draw:polyline draw:style-name="gr6" draw:text-style-name="P4" xml:id="id13" draw:id="id13" draw:layer="layout" svg:width="1.269cm" svg:height="-0.001cm" draw:transform="rotate (-1.57079632679579) translate (9.6cm 8.73cm)" svg:viewBox="0 0 1270 0" draw:points="0,0 635,0 1270,0">
          <text:p/>
        </draw:polyline>
        <draw:connector draw:style-name="gr7" draw:text-style-name="P4" draw:layer="layout" draw:type="curve" svg:x1="9.6cm" svg:y1="7.635cm" svg:x2="11.425cm" svg:y2="9.034cm" draw:start-shape="id11" draw:start-glue-point="1" draw:end-shape="id12" draw:end-glue-point="3" svg:d="m9600 7635c1500 0 588 1399 1825 1399">
          <text:p/>
        </draw:connector>
        <draw:connector draw:style-name="gr7" draw:text-style-name="P4" draw:layer="layout" draw:type="curve" draw:line-skew="-0.189cm" svg:x1="7.04cm" svg:y1="6.865cm" svg:x2="9.6cm" svg:y2="7.635cm" draw:start-shape="id2" draw:start-glue-point="10" draw:end-shape="id11" draw:end-glue-point="1" svg:d="m7040 6865c1506 0 226 770 2560 770">
          <text:p/>
        </draw:connector>
        <draw:connector draw:style-name="gr7" draw:text-style-name="P4" draw:layer="layout" draw:type="curve" draw:line-skew="1.007cm" svg:x1="9.6cm" svg:y1="9.365cm" svg:x2="6.668cm" svg:y2="7.314cm" draw:start-shape="id13" draw:start-glue-point="1" draw:end-shape="id2" draw:end-glue-point="9" svg:d="m9600 9365c0-373-2932 652-2932-2051">
          <text:p/>
        </draw:connector>
        <draw:connector draw:style-name="gr7" draw:text-style-name="P4" draw:layer="layout" draw:type="curve" draw:line-skew="0.098cm" svg:x1="11.425cm" svg:y1="9.034cm" svg:x2="9.6cm" svg:y2="9.365cm" draw:start-shape="id12" draw:start-glue-point="3" draw:end-shape="id13" draw:end-glue-point="1" svg:d="m11425 9034c-1090 0-178 331-1825 331">
          <text:p/>
        </draw:connector>
        <draw:frame draw:style-name="gr8" draw:text-style-name="P6" draw:layer="layout" svg:width="1.145cm" svg:height="0.64cm" svg:x="8.5cm" svg:y="2.76cm">
          <draw:text-box>
            <text:p><text:span text:style-name="T3">C27</text:span></text:p>
          </draw:text-box>
        </draw:frame>
        <draw:frame draw:style-name="gr8" draw:text-style-name="P6" draw:layer="layout" svg:width="1.145cm" svg:height="0.64cm" svg:x="8.455cm" svg:y="4.76cm">
          <draw:text-box>
            <text:p><text:span text:style-name="T3">C20</text:span></text:p>
          </draw:text-box>
        </draw:frame>
        <draw:frame draw:style-name="gr8" draw:text-style-name="P6" draw:layer="layout" svg:width="1.145cm" svg:height="0.64cm" svg:x="8.5cm" svg:y="6.7cm">
          <draw:text-box>
            <text:p><text:span text:style-name="T3">C21</text:span></text:p>
          </draw:text-box>
        </draw:frame>
        <draw:frame draw:style-name="gr8" draw:text-style-name="P6" draw:layer="layout" svg:width="1.145cm" svg:height="0.64cm" svg:x="8.455cm" svg:y="8.46cm">
          <draw:text-box>
            <text:p><text:span text:style-name="T3">C22</text:span></text:p>
          </draw:text-box>
        </draw:frame>
        <draw:custom-shape draw:style-name="gr5" draw:text-style-name="P5" xml:id="id15" draw:id="id15" draw:layer="layout" svg:width="2.54cm" svg:height="1.27cm" svg:x="4.46cm" svg:y="13.23cm">
          <text:p text:style-name="P4"><text:span text:style-name="T3">Dosier-Proz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6" draw:text-style-name="P4" xml:id="id14" draw:id="id14" draw:layer="layout" svg:width="1.269cm" svg:height="-0.001cm" draw:transform="rotate (-1.57079632679579) translate (9.6cm 14.5cm)" svg:viewBox="0 0 1270 0" draw:points="0,0 635,0 1270,0">
          <text:p/>
        </draw:polyline>
        <draw:connector draw:style-name="gr7" draw:text-style-name="P4" draw:layer="layout" draw:type="curve" svg:x1="9.6cm" svg:y1="15.135cm" svg:x2="5.73cm" svg:y2="14.5cm" draw:start-shape="id14" draw:start-glue-point="1" draw:end-shape="id15" draw:end-glue-point="8" svg:d="m9600 15135c-2580 0-3870-211-3870-635">
          <text:p/>
        </draw:connector>
        <draw:connector draw:style-name="gr7" draw:text-style-name="P4" draw:layer="layout" draw:type="curve" svg:x1="11.425cm" svg:y1="15.134cm" svg:x2="9.6cm" svg:y2="15.135cm" draw:start-shape="id16" draw:start-glue-point="3" draw:end-shape="id14" draw:end-glue-point="1" svg:d="m11425 15134c-1237 0-325 1-1825 1">
          <text:p/>
        </draw:connector>
        <draw:polyline draw:style-name="gr6" draw:text-style-name="P4" xml:id="id18" draw:id="id18" draw:layer="layout" svg:width="1.269cm" svg:height="-0.001cm" draw:transform="rotate (-1.57079632679579) translate (6.5cm 11.73cm)" svg:viewBox="0 0 1270 0" draw:points="0,0 635,0 1270,0">
          <text:p/>
        </draw:polyline>
        <draw:polyline draw:style-name="gr6" draw:text-style-name="P4" xml:id="id17" draw:id="id17" draw:layer="layout" svg:width="1.269cm" svg:height="-0.001cm" draw:transform="rotate (-1.57079632679579) translate (5cm 11.73cm)" svg:viewBox="0 0 1270 0" draw:points="0,0 635,0 1270,0">
          <text:p/>
        </draw:polyline>
        <draw:connector draw:style-name="gr7" draw:text-style-name="P4" draw:layer="layout" draw:type="curve" svg:x1="5cm" svg:y1="12.365cm" svg:x2="4.46cm" svg:y2="13.865cm" draw:start-shape="id17" draw:start-glue-point="1" draw:end-shape="id15" draw:end-glue-point="6" svg:d="m5000 12365c-1561 0-1291 1500-540 1500">
          <text:p/>
        </draw:connector>
        <draw:connector draw:style-name="gr7" draw:text-style-name="P4" draw:layer="layout" draw:type="curve" svg:x1="7cm" svg:y1="13.865cm" svg:x2="6.5cm" svg:y2="12.365cm" draw:start-shape="id15" draw:start-glue-point="10" draw:end-shape="id18" draw:end-glue-point="1" svg:d="m7000 13865c751 0 1001-1500-500-1500">
          <text:p/>
        </draw:connector>
        <draw:connector draw:style-name="gr7" draw:text-style-name="P4" draw:layer="layout" draw:type="curve" draw:line-skew="2.553cm" svg:x1="5.77cm" svg:y1="7.5cm" svg:x2="5cm" svg:y2="12.365cm" draw:start-shape="id2" draw:start-glue-point="8" draw:end-shape="id17" draw:end-glue-point="1" svg:d="m5770 7500c0 6993-770 4561-770 4865">
          <text:p/>
        </draw:connector>
        <draw:connector draw:style-name="gr7" draw:text-style-name="P4" draw:layer="layout" draw:type="curve" draw:line-skew="2.553cm" svg:x1="6.5cm" svg:y1="12.365cm" svg:x2="5.77cm" svg:y2="7.5cm" draw:start-shape="id18" draw:start-glue-point="1" draw:end-shape="id2" svg:d="m6500 12365c0-304-730 2128-730-4865">
          <text:p/>
        </draw:connector>
        <draw:frame draw:style-name="gr8" draw:text-style-name="P6" draw:layer="layout" svg:width="1.145cm" svg:height="0.64cm" svg:x="8.955cm" svg:y="15.86cm">
          <draw:text-box>
            <text:p><text:span text:style-name="T3">C23</text:span></text:p>
          </draw:text-box>
        </draw:frame>
        <draw:frame draw:style-name="gr8" draw:text-style-name="P6" draw:layer="layout" svg:width="1.145cm" svg:height="0.64cm" svg:x="3.855cm" svg:y="12.5cm">
          <draw:text-box>
            <text:p><text:span text:style-name="T3">C25</text:span></text:p>
          </draw:text-box>
        </draw:frame>
        <draw:frame draw:style-name="gr8" draw:text-style-name="P6" draw:layer="layout" svg:width="1.145cm" svg:height="0.64cm" svg:x="6.355cm" svg:y="12.86cm">
          <draw:text-box>
            <text:p><text:span text:style-name="T3">C24</text:span></text:p>
          </draw:text-box>
        </draw:frame>
        <draw:frame draw:style-name="gr9" draw:text-style-name="P3" xml:id="id8" draw:id="id8" draw:layer="layout" svg:width="5.675cm" svg:height="1.269cm" svg:x="11.426cm" svg:y="3.032cm">
          <draw:text-box>
            <text:p text:style-name="P2"><text:span text:style-name="T2">Mahlwerk-Motor</text:span></text:p>
          </draw:text-box>
        </draw:frame>
        <draw:frame draw:style-name="gr10" draw:text-style-name="P3" xml:id="id16" draw:id="id16" draw:layer="layout" svg:width="5.675cm" svg:height="1.269cm" svg:x="11.425cm" svg:y="14.5cm">
          <draw:text-box>
            <text:p text:style-name="P2"><text:span text:style-name="T2">Kaffeepulver-Dosierer</text:span></text:p>
          </draw:text-box>
        </draw:frame>
        <draw:frame draw:style-name="gr8" draw:text-style-name="P6" draw:layer="layout" svg:width="1.81cm" svg:height="0.64cm" svg:x="9.627cm" svg:y="4.76cm">
          <draw:text-box>
            <text:p><text:span text:style-name="T3">Interrupt</text:span></text:p>
          </draw:text-box>
        </draw:frame>
        <draw:custom-shape draw:style-name="gr5" draw:text-style-name="P5" xml:id="id19" draw:id="id19" draw:layer="layout" svg:width="0.635cm" svg:height="0.635cm" svg:x="4.165cm" svg:y="8.665cm">
          <text:p text:style-name="P4"><text:span text:style-name="T3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4" draw:layer="layout" draw:type="curve" draw:line-skew="-0.129cm" svg:x1="4.872cm" svg:y1="7.314cm" svg:x2="4.483cm" svg:y2="8.665cm" draw:start-shape="id2" draw:start-glue-point="7" draw:end-shape="id19" draw:end-glue-point="4" svg:d="m4872 7314c0 960-389 285-389 1351">
          <text:p/>
        </draw:connector>
        <draw:frame draw:style-name="gr8" draw:text-style-name="P6" draw:layer="layout" svg:width="1.81cm" svg:height="0.64cm" svg:x="9.627cm" svg:y="10.16cm">
          <draw:text-box>
            <text:p><text:span text:style-name="T3">Interrupt</text:span></text:p>
          </draw:text-box>
        </draw:frame>
        <draw:frame draw:style-name="gr1" draw:text-style-name="P7" draw:layer="layout" svg:width="4.617cm" svg:height="4.192cm" svg:x="3.383cm" svg:y="4.808cm">
          <draw:text-box>
            <text:p text:style-name="P7">Alt</text:p>
          </draw:text-box>
        </draw:frame>
      </draw:page>
      <draw:page draw:name="page2" draw:style-name="dp1" draw:master-page-name="Standard">
        <draw:frame draw:style-name="gr1" draw:text-style-name="P9" draw:layer="layout" svg:width="10.768cm" svg:height="0.983cm" svg:x="1cm" svg:y="1.001cm">
          <draw:text-box>
            <text:p text:style-name="P8"><text:span text:style-name="T1">CMC Kaffee-Mahlwerk-Subsystem</text:span></text:p>
          </draw:text-box>
        </draw:frame>
        <draw:frame draw:style-name="gr11" draw:text-style-name="P3" xml:id="id29" draw:id="id29" draw:layer="layout" svg:width="5.675cm" svg:height="1.269cm" svg:x="17.825cm" svg:y="2.531cm">
          <draw:text-box>
            <text:p text:style-name="P10"><text:span text:style-name="T2">Kaffeebohnen-Sensor</text:span></text:p>
          </draw:text-box>
        </draw:frame>
        <draw:frame draw:style-name="gr12" draw:text-style-name="P3" xml:id="id31" draw:id="id31" draw:layer="layout" svg:width="5.675cm" svg:height="1.269cm" svg:x="12.525cm" svg:y="5.9cm">
          <draw:text-box>
            <text:p text:style-name="P10"><text:span text:style-name="T2">Kaffee-Kuchen-Auswerfer</text:span></text:p>
          </draw:text-box>
        </draw:frame>
        <draw:frame draw:style-name="gr13" draw:text-style-name="P3" xml:id="id24" draw:id="id24" draw:layer="layout" svg:width="5.675cm" svg:height="1.269cm" svg:x="12.525cm" svg:y="7.431cm">
          <draw:text-box>
            <text:p text:style-name="P10"><text:span text:style-name="T2">Kaffee-Kuchen-Sensor</text:span></text:p>
          </draw:text-box>
        </draw:frame>
        <draw:custom-shape draw:style-name="gr5" draw:text-style-name="P5" xml:id="id21" draw:id="id21" draw:layer="layout" svg:width="2.54cm" svg:height="1.27cm" svg:x="3.7cm" svg:y="4.83cm">
          <text:p text:style-name="P11"><text:span text:style-name="T3">Mahlwer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6" draw:text-style-name="P4" xml:id="id20" draw:id="id20" draw:layer="layout" svg:width="1.269cm" svg:height="-0.001cm" draw:transform="rotate (-1.57079632679579) translate (2cm 3.73cm)" svg:viewBox="0 0 1270 0" draw:points="0,0 635,0 1270,0">
          <text:p/>
        </draw:polyline>
        <draw:polyline draw:style-name="gr6" draw:text-style-name="P4" xml:id="id27" draw:id="id27" draw:layer="layout" svg:width="1.269cm" svg:height="-0.001cm" draw:transform="rotate (-1.57079632679579) translate (16cm 2.5cm)" svg:viewBox="0 0 1270 0" draw:points="0,0 635,0 1270,0">
          <text:p/>
        </draw:polyline>
        <draw:polyline draw:style-name="gr6" draw:text-style-name="P4" xml:id="id23" draw:id="id23" draw:layer="layout" svg:width="1.269cm" svg:height="-0.001cm" draw:transform="rotate (-1.57079632679579) translate (10.7cm 8cm)" svg:viewBox="0 0 1270 0" draw:points="0,0 635,0 1270,0">
          <text:p/>
        </draw:polyline>
        <draw:custom-shape draw:style-name="gr5" draw:text-style-name="P5" xml:id="id38" draw:id="id38" draw:layer="layout" svg:width="0.635cm" svg:height="0.635cm" svg:x="6.665cm" svg:y="14.565cm">
          <text:p text:style-name="P11"><text:span text:style-name="T3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6" draw:layer="layout" svg:width="1.145cm" svg:height="0.64cm" svg:x="1.367cm" svg:y="3.16cm">
          <draw:text-box>
            <text:p text:style-name="P12"><text:span text:style-name="T3">C16</text:span></text:p>
          </draw:text-box>
        </draw:frame>
        <draw:polyline draw:style-name="gr6" draw:text-style-name="P4" xml:id="id22" draw:id="id22" draw:layer="layout" svg:width="1.269cm" svg:height="-0.001cm" draw:transform="rotate (-1.57079632679579) translate (2cm 6cm)" svg:viewBox="0 0 1270 0" draw:points="0,0 635,0 1270,0">
          <text:p/>
        </draw:polyline>
        <draw:connector draw:style-name="gr7" draw:text-style-name="P4" draw:layer="layout" draw:type="curve" draw:line-skew="1.121cm" svg:x1="2cm" svg:y1="4.365cm" svg:x2="4.072cm" svg:y2="5.016cm" draw:start-shape="id20" draw:start-glue-point="1" draw:end-shape="id21" draw:end-glue-point="5" svg:d="m2000 4365c0-42 2072-367 2072 651">
          <text:p/>
        </draw:connector>
        <draw:connector draw:style-name="gr7" draw:text-style-name="P4" draw:layer="layout" draw:type="curve" svg:x1="4.072cm" svg:y1="5.914cm" svg:x2="2cm" svg:y2="6.635cm" draw:start-shape="id21" draw:start-glue-point="7" draw:end-shape="id22" draw:end-glue-point="1" svg:d="m4072 5914c0 481-690 721-2072 721">
          <text:p/>
        </draw:connector>
        <draw:frame draw:style-name="gr8" draw:text-style-name="P6" draw:layer="layout" svg:width="1.145cm" svg:height="0.64cm" svg:x="1.355cm" svg:y="5.46cm">
          <draw:text-box>
            <text:p text:style-name="P12"><text:span text:style-name="T3">C17</text:span></text:p>
          </draw:text-box>
        </draw:frame>
        <draw:connector draw:style-name="gr7" draw:text-style-name="P4" draw:layer="layout" draw:type="curve" draw:line-skew="1.071cm" svg:x1="10.7cm" svg:y1="8.635cm" svg:x2="5.868cm" svg:y2="5.914cm" draw:start-shape="id23" draw:start-glue-point="1" draw:end-shape="id21" draw:end-glue-point="9" svg:d="m10700 8635c0-780-4832 580-4832-2721">
          <text:p/>
        </draw:connector>
        <draw:connector draw:style-name="gr7" draw:text-style-name="P4" draw:layer="layout" draw:type="curve" svg:x1="12.525cm" svg:y1="8.065cm" svg:x2="10.7cm" svg:y2="8.635cm" draw:start-shape="id24" draw:start-glue-point="3" draw:end-shape="id23" draw:end-glue-point="1" svg:d="m12525 8065c-1236 0-324 570-1825 570">
          <text:p/>
        </draw:connector>
        <draw:frame draw:style-name="gr8" draw:text-style-name="P6" draw:layer="layout" svg:width="1.145cm" svg:height="0.64cm" svg:x="9.5cm" svg:y="7.66cm">
          <draw:text-box>
            <text:p text:style-name="P12"><text:span text:style-name="T3">C26</text:span></text:p>
          </draw:text-box>
        </draw:frame>
        <draw:polyline draw:style-name="gr6" draw:text-style-name="P4" xml:id="id30" draw:id="id30" draw:layer="layout" svg:width="1.269cm" svg:height="-0.001cm" draw:transform="rotate (-1.57079632679579) translate (10.7cm 4.5cm)" svg:viewBox="0 0 1270 0" draw:points="0,0 635,0 1270,0">
          <text:p/>
        </draw:polyline>
        <draw:polyline draw:style-name="gr6" draw:text-style-name="P4" xml:id="id25" draw:id="id25" draw:layer="layout" svg:width="1.269cm" svg:height="-0.001cm" draw:transform="rotate (-1.57079632679579) translate (17.7cm 11.7cm)" svg:viewBox="0 0 1270 0" draw:points="0,0 635,0 1270,0">
          <text:p/>
        </draw:polyline>
        <draw:connector draw:style-name="gr7" draw:text-style-name="P4" draw:layer="layout" draw:type="curve" svg:x1="17.7cm" svg:y1="12.335cm" svg:x2="19.626cm" svg:y2="12.366cm" draw:start-shape="id25" draw:start-glue-point="1" draw:end-shape="id26" draw:end-glue-point="3" svg:d="m17700 12335c1576 0 614 31 1926 31">
          <text:p/>
        </draw:connector>
        <draw:connector draw:style-name="gr7" draw:text-style-name="P4" draw:layer="layout" draw:type="curve" svg:x1="16cm" svg:y1="3.135cm" svg:x2="14.7cm" svg:y2="3.135cm" draw:start-shape="id27" draw:start-glue-point="1" draw:end-shape="id28" svg:d="m16000 3135h-1300">
          <text:p/>
        </draw:connector>
        <draw:connector draw:style-name="gr7" draw:text-style-name="P4" draw:layer="layout" draw:type="curve" svg:x1="17.825cm" svg:y1="3.165cm" svg:x2="16cm" svg:y2="3.135cm" draw:start-shape="id29" draw:start-glue-point="3" draw:end-shape="id27" draw:end-glue-point="1" svg:d="m17825 3165c-1237 0-325-30-1825-30">
          <text:p/>
        </draw:connector>
        <draw:polyline draw:style-name="gr6" draw:text-style-name="P4" xml:id="id32" draw:id="id32" draw:layer="layout" svg:width="1.269cm" svg:height="-0.001cm" draw:transform="rotate (-1.57079632679579) translate (10.7cm 6.23cm)" svg:viewBox="0 0 1270 0" draw:points="0,0 635,0 1270,0">
          <text:p/>
        </draw:polyline>
        <draw:connector draw:style-name="gr7" draw:text-style-name="P4" draw:layer="layout" draw:type="curve" svg:x1="10.7cm" svg:y1="5.135cm" svg:x2="12.525cm" svg:y2="6.534cm" draw:start-shape="id30" draw:start-glue-point="1" draw:end-shape="id31" draw:end-glue-point="3" svg:d="m10700 5135c1500 0 588 1399 1825 1399">
          <text:p/>
        </draw:connector>
        <draw:connector draw:style-name="gr7" draw:text-style-name="P4" draw:layer="layout" draw:type="curve" draw:line-skew="-0.189cm" svg:x1="6.24cm" svg:y1="5.465cm" svg:x2="10.7cm" svg:y2="5.135cm" draw:start-shape="id21" draw:start-glue-point="10" draw:end-shape="id30" draw:end-glue-point="1" svg:d="m6240 5465c2931 0 701-330 4460-330">
          <text:p/>
        </draw:connector>
        <draw:connector draw:style-name="gr7" draw:text-style-name="P4" draw:layer="layout" draw:type="curve" svg:x1="10.7cm" svg:y1="6.865cm" svg:x2="5.868cm" svg:y2="5.914cm" draw:start-shape="id32" draw:start-glue-point="1" draw:end-shape="id21" draw:end-glue-point="9" svg:d="m10700 6865c-3222 0-4832-317-4832-951">
          <text:p/>
        </draw:connector>
        <draw:connector draw:style-name="gr7" draw:text-style-name="P4" draw:layer="layout" draw:type="curve" draw:line-skew="0.098cm" svg:x1="12.525cm" svg:y1="6.534cm" svg:x2="10.7cm" svg:y2="6.865cm" draw:start-shape="id31" draw:start-glue-point="3" draw:end-shape="id32" draw:end-glue-point="1" svg:d="m12525 6534c-1090 0-178 331-1825 331">
          <text:p/>
        </draw:connector>
        <draw:frame draw:style-name="gr8" draw:text-style-name="P6" draw:layer="layout" svg:width="1.145cm" svg:height="0.64cm" svg:x="15cm" svg:y="11.46cm">
          <draw:text-box>
            <text:p text:style-name="P12"><text:span text:style-name="T3">C27</text:span></text:p>
          </draw:text-box>
        </draw:frame>
        <draw:frame draw:style-name="gr8" draw:text-style-name="P6" draw:layer="layout" svg:width="1.145cm" svg:height="0.64cm" svg:x="14.855cm" svg:y="2.26cm">
          <draw:text-box>
            <text:p text:style-name="P12"><text:span text:style-name="T3">C20</text:span></text:p>
          </draw:text-box>
        </draw:frame>
        <draw:frame draw:style-name="gr8" draw:text-style-name="P6" draw:layer="layout" svg:width="1.145cm" svg:height="0.64cm" svg:x="9.6cm" svg:y="4.2cm">
          <draw:text-box>
            <text:p text:style-name="P12"><text:span text:style-name="T3">C21</text:span></text:p>
          </draw:text-box>
        </draw:frame>
        <draw:frame draw:style-name="gr8" draw:text-style-name="P6" draw:layer="layout" svg:width="1.145cm" svg:height="0.64cm" svg:x="9.555cm" svg:y="5.96cm">
          <draw:text-box>
            <text:p text:style-name="P12"><text:span text:style-name="T3">C22</text:span></text:p>
          </draw:text-box>
        </draw:frame>
        <draw:custom-shape draw:style-name="gr5" draw:text-style-name="P5" xml:id="id34" draw:id="id34" draw:layer="layout" svg:width="2.54cm" svg:height="1.27cm" svg:x="6.66cm" svg:y="12.63cm">
          <text:p text:style-name="P11"><text:span text:style-name="T3">Kaffeepulver-</text:span><text:span text:style-name="T3"><text:line-break/></text:span><text:span text:style-name="T3">Dosieru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6" draw:text-style-name="P4" xml:id="id33" draw:id="id33" draw:layer="layout" svg:width="1.269cm" svg:height="-0.001cm" draw:transform="rotate (-1.57079632679579) translate (10.7cm 14.5cm)" svg:viewBox="0 0 1270 0" draw:points="0,0 635,0 1270,0">
          <text:p/>
        </draw:polyline>
        <draw:connector draw:style-name="gr7" draw:text-style-name="P4" draw:layer="layout" draw:type="curve" svg:x1="10.7cm" svg:y1="15.135cm" svg:x2="8.828cm" svg:y2="13.714cm" draw:start-shape="id33" draw:start-glue-point="1" draw:end-shape="id34" draw:end-glue-point="9" svg:d="m10700 15135c-1248 0-1872-473-1872-1421">
          <text:p/>
        </draw:connector>
        <draw:connector draw:style-name="gr7" draw:text-style-name="P4" draw:layer="layout" draw:type="curve" svg:x1="12.525cm" svg:y1="15.134cm" svg:x2="10.7cm" svg:y2="15.135cm" draw:start-shape="id35" draw:start-glue-point="3" draw:end-shape="id33" draw:end-glue-point="1" svg:d="m12525 15134c-1237 0-325 1-1825 1">
          <text:p/>
        </draw:connector>
        <draw:polyline draw:style-name="gr6" draw:text-style-name="P4" xml:id="id36" draw:id="id36" draw:layer="layout" svg:width="1.269cm" svg:height="-0.001cm" draw:transform="rotate (-1.57079632679579) translate (5.8cm 12.43cm)" svg:viewBox="0 0 1270 0" draw:points="0,0 635,0 1270,0">
          <text:p/>
        </draw:polyline>
        <draw:polyline draw:style-name="gr6" draw:text-style-name="P4" xml:id="id39" draw:id="id39" draw:layer="layout" svg:width="1.269cm" svg:height="-0.001cm" draw:transform="rotate (-1.57079632679579) translate (6.8cm 10.63cm)" svg:viewBox="0 0 1270 0" draw:points="0,0 635,0 1270,0">
          <text:p/>
        </draw:polyline>
        <draw:connector draw:style-name="gr7" draw:text-style-name="P4" draw:layer="layout" draw:type="curve" draw:line-skew="2.195cm" svg:x1="5.8cm" svg:y1="13.065cm" svg:x2="4.97cm" svg:y2="6.1cm" draw:start-shape="id36" draw:start-glue-point="1" draw:end-shape="id21" svg:d="m5800 13065c0-2416-830 1066-830-6965">
          <text:p/>
        </draw:connector>
        <draw:frame draw:style-name="gr8" draw:text-style-name="P6" draw:layer="layout" svg:width="1.145cm" svg:height="0.64cm" svg:x="9.555cm" svg:y="14.16cm">
          <draw:text-box>
            <text:p text:style-name="P12"><text:span text:style-name="T3">C23</text:span></text:p>
          </draw:text-box>
        </draw:frame>
        <draw:frame draw:style-name="gr8" draw:text-style-name="P6" draw:layer="layout" svg:width="1.145cm" svg:height="0.64cm" svg:x="5.155cm" svg:y="11.8cm">
          <draw:text-box>
            <text:p text:style-name="P12"><text:span text:style-name="T3">C25</text:span></text:p>
          </draw:text-box>
        </draw:frame>
        <draw:frame draw:style-name="gr8" draw:text-style-name="P6" draw:layer="layout" svg:width="1.145cm" svg:height="0.64cm" svg:x="6.255cm" svg:y="10.06cm">
          <draw:text-box>
            <text:p text:style-name="P12"><text:span text:style-name="T3">C24</text:span></text:p>
          </draw:text-box>
        </draw:frame>
        <draw:frame draw:style-name="gr14" draw:text-style-name="P3" xml:id="id26" draw:id="id26" draw:layer="layout" svg:width="5.675cm" svg:height="1.269cm" svg:x="19.626cm" svg:y="11.732cm">
          <draw:text-box>
            <text:p text:style-name="P10"><text:span text:style-name="T2">Mahlwerk-Motor</text:span></text:p>
          </draw:text-box>
        </draw:frame>
        <draw:frame draw:style-name="gr15" draw:text-style-name="P3" xml:id="id35" draw:id="id35" draw:layer="layout" svg:width="5.675cm" svg:height="1.269cm" svg:x="12.525cm" svg:y="14.5cm">
          <draw:text-box>
            <text:p text:style-name="P10"><text:span text:style-name="T2">Kaffeepulver-Dosierer</text:span></text:p>
          </draw:text-box>
        </draw:frame>
        <draw:frame draw:style-name="gr8" draw:text-style-name="P6" draw:layer="layout" svg:width="1.81cm" svg:height="0.64cm" svg:x="16.027cm" svg:y="2.26cm">
          <draw:text-box>
            <text:p text:style-name="P12"><text:span text:style-name="T3">Interrupt</text:span></text:p>
          </draw:text-box>
        </draw:frame>
        <draw:custom-shape draw:style-name="gr5" draw:text-style-name="P5" xml:id="id37" draw:id="id37" draw:layer="layout" svg:width="0.635cm" svg:height="0.635cm" svg:x="3.365cm" svg:y="7.265cm">
          <text:p text:style-name="P11"><text:span text:style-name="T3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4" draw:layer="layout" draw:type="curve" draw:line-skew="-0.129cm" svg:x1="4.072cm" svg:y1="5.914cm" svg:x2="3.683cm" svg:y2="7.265cm" draw:start-shape="id21" draw:start-glue-point="7" draw:end-shape="id37" draw:end-glue-point="4" svg:d="m4072 5914c0 960-389 285-389 1351">
          <text:p/>
        </draw:connector>
        <draw:frame draw:style-name="gr8" draw:text-style-name="P6" draw:layer="layout" svg:width="1.81cm" svg:height="0.64cm" svg:x="10.727cm" svg:y="7.66cm">
          <draw:text-box>
            <text:p text:style-name="P12"><text:span text:style-name="T3">Interrupt</text:span></text:p>
          </draw:text-box>
        </draw:frame>
        <draw:connector draw:style-name="gr7" draw:text-style-name="P4" draw:layer="layout" draw:type="curve" svg:x1="6.983cm" svg:y1="14.565cm" svg:x2="7.032cm" svg:y2="13.714cm" draw:start-shape="id38" draw:start-glue-point="4" draw:end-shape="id34" draw:end-glue-point="7" svg:d="m6983 14565c0-498 49-73 49-851">
          <text:p/>
        </draw:connector>
        <draw:connector draw:style-name="gr7" draw:text-style-name="P4" draw:layer="layout" draw:type="curve" draw:line-skew="1.429cm" svg:x1="6.66cm" svg:y1="13.265cm" svg:x2="5.8cm" svg:y2="13.065cm" draw:start-shape="id34" draw:start-glue-point="6" draw:end-shape="id36" draw:end-glue-point="1" svg:d="m6660 13265c-160 0 269-200-860-200">
          <text:p/>
        </draw:connector>
        <draw:connector draw:style-name="gr7" draw:text-style-name="P4" draw:layer="layout" draw:type="curve" svg:x1="6.8cm" svg:y1="11.265cm" svg:x2="7.93cm" svg:y2="12.63cm" draw:start-shape="id39" draw:start-glue-point="1" draw:end-shape="id34" draw:end-glue-point="4" svg:d="m6800 11265c754 0 1130 455 1130 1365">
          <text:p/>
        </draw:connector>
        <draw:connector draw:style-name="gr7" draw:text-style-name="P4" draw:layer="layout" draw:type="curve" draw:line-skew="1.953cm" svg:x1="4.97cm" svg:y1="6.1cm" svg:x2="6.8cm" svg:y2="11.265cm" draw:start-shape="id21" draw:start-glue-point="8" draw:end-shape="id39" draw:end-glue-point="1" svg:d="m4970 6100c0 6318 1830 3736 1830 5165">
          <text:p/>
        </draw:connector>
        <draw:custom-shape draw:style-name="gr5" draw:text-style-name="P5" xml:id="id40" draw:id="id40" draw:layer="layout" svg:width="2.54cm" svg:height="1.27cm" svg:x="12.96cm" svg:y="11.73cm">
          <text:p text:style-name="P11"><text:span text:style-name="T3">Motor-</text:span><text:span text:style-name="T3"><text:line-break/></text:span><text:span text:style-name="T3">steueru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4" draw:layer="layout" draw:type="curve" svg:x1="15.5cm" svg:y1="12.365cm" svg:x2="17.7cm" svg:y2="12.335cm" draw:start-shape="id40" draw:start-glue-point="10" draw:end-shape="id25" draw:end-glue-point="1" svg:d="m15500 12365c1519 0 420-30 2200-30">
          <text:p/>
        </draw:connector>
        <draw:polyline draw:style-name="gr6" draw:text-style-name="P4" xml:id="id41" draw:id="id41" draw:layer="layout" svg:width="1.269cm" svg:height="-0.001cm" draw:transform="rotate (-1.57079632679579) translate (10.701cm 11.7cm)" svg:viewBox="0 0 1270 0" draw:points="0,0 635,0 1270,0">
          <text:p/>
        </draw:polyline>
        <draw:connector draw:style-name="gr7" draw:text-style-name="P4" draw:layer="layout" draw:type="curve" svg:x1="10.701cm" svg:y1="12.335cm" svg:x2="12.96cm" svg:y2="12.365cm" draw:start-shape="id41" draw:start-glue-point="1" draw:end-shape="id40" draw:end-glue-point="6" svg:d="m10701 12335c1825 0 696 30 2259 30">
          <text:p/>
        </draw:connector>
        <draw:connector draw:style-name="gr7" draw:text-style-name="P4" draw:layer="layout" draw:type="curve" draw:line-skew="1.154cm" svg:x1="8.828cm" svg:y1="12.816cm" svg:x2="10.701cm" svg:y2="12.335cm" draw:start-shape="id34" draw:start-glue-point="11" draw:end-shape="id41" draw:end-glue-point="1" svg:d="m8828 12816c0-714 1873-474 1873-481">
          <text:p/>
        </draw:connector>
        <draw:custom-shape draw:style-name="gr5" draw:text-style-name="P5" xml:id="id42" draw:id="id42" draw:layer="layout" svg:width="0.635cm" svg:height="0.635cm" svg:x="12.966cm" svg:y="13.665cm">
          <text:p text:style-name="P11"><text:span text:style-name="T3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4" draw:layer="layout" draw:type="curve" svg:x1="13.284cm" svg:y1="13.665cm" svg:x2="13.332cm" svg:y2="12.814cm" draw:start-shape="id42" draw:start-glue-point="4" draw:end-shape="id40" draw:end-glue-point="7" svg:d="m13284 13665c0-498 48-73 48-851">
          <text:p/>
        </draw:connector>
        <draw:frame draw:style-name="gr8" draw:text-style-name="P6" draw:layer="layout" svg:width="1.145cm" svg:height="0.64cm" svg:x="9.556cm" svg:y="11.36cm">
          <draw:text-box>
            <text:p text:style-name="P12"><text:span text:style-name="T3">C43</text:span></text:p>
          </draw:text-box>
        </draw:frame>
        <draw:custom-shape draw:style-name="gr5" draw:text-style-name="P5" xml:id="id28" draw:id="id28" draw:layer="layout" svg:width="2.54cm" svg:height="1.27cm" svg:x="12.16cm" svg:y="2.5cm">
          <text:p text:style-name="P4"><text:span text:style-name="T3">Füllstands-</text:span><text:span text:style-name="T3"><text:line-break/></text:span><text:span text:style-name="T3">überwachu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6" draw:text-style-name="P4" xml:id="id43" draw:id="id43" draw:layer="layout" svg:width="1.269cm" svg:height="-0.001cm" draw:transform="rotate (-1.57079632679579) translate (10.701cm 2.5cm)" svg:viewBox="0 0 1270 0" draw:points="0,0 635,0 1270,0">
          <text:p/>
        </draw:polyline>
        <draw:frame draw:style-name="gr8" draw:text-style-name="P6" draw:layer="layout" svg:width="1.145cm" svg:height="0.64cm" svg:x="9.557cm" svg:y="2.06cm">
          <draw:text-box>
            <text:p text:style-name="P12"><text:span text:style-name="T3">C44</text:span></text:p>
          </draw:text-box>
        </draw:frame>
        <draw:connector draw:style-name="gr7" draw:text-style-name="P4" draw:layer="layout" draw:type="curve" svg:x1="12.16cm" svg:y1="3.135cm" svg:x2="10.701cm" svg:y2="3.135cm" draw:start-shape="id28" draw:start-glue-point="6" draw:end-shape="id43" draw:end-glue-point="1" svg:d="m12160 3135h-1459">
          <text:p/>
        </draw:connector>
        <draw:connector draw:style-name="gr7" draw:text-style-name="P4" draw:layer="layout" draw:type="curve" draw:line-skew="-0.969cm" svg:x1="10.701cm" svg:y1="3.135cm" svg:x2="4.97cm" svg:y2="4.83cm" draw:start-shape="id43" draw:start-glue-point="1" draw:end-shape="id21" draw:end-glue-point="4" svg:d="m10701 3135c0 304-5731-543-5731 1695">
          <text:p/>
        </draw:connector>
        <draw:frame draw:style-name="gr8" draw:text-style-name="P6" draw:layer="layout" svg:width="1.81cm" svg:height="0.64cm" svg:x="10.727cm" svg:y="2.06cm">
          <draw:text-box>
            <text:p text:style-name="P12"><text:span text:style-name="T3">Interrupt</text:span></text:p>
          </draw:text-box>
        </draw:frame>
        <draw:frame draw:style-name="gr16" draw:text-style-name="P5" xml:id="id44" draw:id="id44" draw:layer="layout" svg:width="3.175cm" svg:height="1.029cm" svg:x="11.256cm" svg:y="10.966cm">
          <draw:text-box>
            <text:p text:style-name="P4"><text:span text:style-name="T3">Parameter</text:span></text:p>
            <text:p text:style-name="P4"><text:span text:style-name="T3"/></text:p>
          </draw:text-box>
        </draw:frame>
        <draw:polyline draw:style-name="gr17" draw:text-style-name="P4" draw:layer="layout" svg:width="2.007cm" svg:height="1.204cm" draw:transform="rotate (-0.321664181143681) translate (11.581401286735cm 9.75963164137301cm)" svg:viewBox="0 0 2008 1205" draw:points="0,602 201,1205 1153,887 2008,602 1807,0">
          <text:p/>
        </draw:polyline>
        <draw:frame draw:style-name="gr8" draw:text-style-name="P6" draw:layer="layout" svg:width="0.93cm" svg:height="0.64cm" svg:x="11.391cm" svg:y="10.324cm">
          <draw:text-box>
            <text:p><text:span text:style-name="T3">P5</text:span></text:p>
          </draw:text-box>
        </draw:frame>
        <draw:connector draw:style-name="gr7" draw:text-style-name="P4" draw:layer="layout" draw:type="curve" svg:x1="12.843cm" svg:y1="10.966cm" svg:x2="14.23cm" svg:y2="11.73cm" draw:start-shape="id44" draw:start-glue-point="0" draw:end-shape="id40" draw:end-glue-point="4" svg:d="m12843 10966c0-750 1387-1132 1387 76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marker draw:name="Dimension_20_Lines" draw:display-name="Dimension Lines" svg:viewBox="0 0 836 110" svg:d="m0 0h278 278 280v36 36 38h-278-278-280v-36-36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Toni Baumann</meta:initial-creator>
    <meta:creation-date>2011-06-21T21:29:29.49</meta:creation-date>
    <dc:date>2011-06-29T14:45:50.04</dc:date>
    <meta:editing-duration>P1DT1H47M40S</meta:editing-duration>
    <meta:editing-cycles>22</meta:editing-cycles>
    <meta:generator>LibreOffice/3.3$Win32 LibreOffice_project/330m19$Build-202</meta:generator>
    <meta:printed-by>Toni Baumann</meta:printed-by>
    <meta:print-date>2011-06-27T16:41:26.56</meta:print-date>
    <meta:document-statistic meta:object-count="122"/>
  </office:meta>
</office:document-meta>
</file>